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C80BFE8712ED31F2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668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text-shadow="none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1.27cm" fo:margin-right="0cm" fo:margin-top="0cm" fo:margin-bottom="0cm" fo:text-align="center" fo:text-indent="-1.27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2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P6" style:family="paragraph">
      <style:paragraph-properties fo:margin-left="1.27cm" fo:margin-right="0cm" fo:margin-top="0cm" fo:margin-bottom="0cm" fo:text-align="center" fo:text-indent="-1.27cm" style:text-autospace="none"/>
      <style:text-properties fo:font-size="28pt"/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2" fo:font-size="28pt" fo:text-shadow="1pt 1pt" fo:font-weight="bold" style:font-name-asian="Segoe UI2" style:font-size-asian="10pt" style:font-weight-asian="bold" style:font-name-complex="Segoe UI2" style:font-size-complex="10pt" style:font-weight-complex="bold"/>
    </style:style>
    <style:style style:name="P8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8pt" fo:text-shadow="1pt 1pt" style:font-size-asian="28pt" style:font-size-complex="28pt"/>
    </style:style>
    <style:style style:name="P12" style:family="paragraph">
      <style:paragraph-properties fo:margin-left="0cm" fo:margin-right="0cm" fo:margin-top="0cm" fo:margin-bottom="0cm" fo:text-align="center" fo:text-indent="0cm" style:text-autospace="none"/>
      <style:text-properties fo:font-size="32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2pt" fo:text-shadow="1pt 1pt" style:font-size-asian="32pt" style:font-size-complex="32pt"/>
    </style:style>
    <style:style style:name="P14" style:family="paragraph">
      <style:paragraph-properties fo:margin-left="0cm" fo:margin-right="0cm" fo:margin-top="0cm" fo:margin-bottom="0cm" fo:text-indent="0cm" style:text-autospace="none"/>
      <style:text-properties fo:font-size="28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2" style:font-size-asian="28pt" style:font-weight-asian="normal" style:font-name-complex="Segoe UI2" style:font-size-complex="28pt" style:font-weight-complex="normal"/>
    </style:style>
    <style:style style:name="T2" style:family="text">
      <style:text-properties fo:color="#000000" style:font-name="Segoe UI" fo:font-size="32pt" fo:text-shadow="none" fo:font-weight="bold" style:font-name-asian="Segoe UI2" style:font-size-asian="32pt" style:font-weight-asian="bold" style:font-name-complex="Segoe UI2" style:font-size-complex="32pt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2" style:font-size-asian="36pt" style:font-weight-asian="normal" style:font-name-complex="Segoe UI2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T5" style:family="text">
      <style:text-properties fo:color="#000000" style:font-name="Segoe UI" fo:font-size="35pt" fo:text-shadow="none" fo:font-weight="bold" style:font-name-asian="Segoe UI2" style:font-size-asian="35pt" style:font-weight-asian="bold" style:font-name-complex="Segoe UI2" style:font-size-complex="35pt" style:font-weight-complex="bold"/>
    </style:style>
    <style:style style:name="T6" style:family="text">
      <style:text-properties fo:color="#000000" style:font-name="Segoe UI" fo:font-size="32pt" fo:font-style="normal" fo:text-shadow="none" fo:font-weight="bold" style:font-name-asian="Segoe UI2" style:font-size-asian="32pt" style:font-style-asian="normal" style:font-weight-asian="bold" style:font-name-complex="Segoe UI2" style:font-size-complex="32pt" style:font-style-complex="normal" style:font-weight-complex="bold"/>
    </style:style>
    <style:style style:name="T7" style:family="text">
      <style:text-properties fo:color="#000000" style:font-name="Segoe UI Semibold" fo:font-size="20pt" fo:text-shadow="none" style:font-name-asian="Segoe UI2" style:font-size-asian="20pt" style:font-name-complex="Segoe UI2" style:font-size-complex="20pt"/>
    </style:style>
    <style:style style:name="T8" style:family="text">
      <style:text-properties fo:color="#ffffff" style:font-name="Segoe UI" fo:font-size="14pt" fo:text-shadow="1pt 1pt" style:font-name-asian="Segoe UI2" style:font-size-asian="14pt" style:font-name-complex="Segoe UI2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638cm" svg:height="3.063cm" svg:x="1.524cm" svg:y="0.762cm">
          <draw:text-box>
            <text:p text:style-name="P1"><text:span text:style-name="T1">HYMN #656</text:span></text:p>
            <text:p text:style-name="P1"><text:span text:style-name="T2">“</text:span><text:span text:style-name="T2">A Mighty Fortress Is Our Go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638cm" svg:height="7.011cm" svg:x="1.524cm" svg:y="0.849cm">
          <draw:text-box>
            <text:p text:style-name="P4"><text:span text:style-name="T3">1. </text:span><text:span text:style-name="T4">A mighty fortress is our God,</text:span></text:p>
            <text:p text:style-name="P4"><text:span text:style-name="T4">A trusty shield and weapon;</text:span></text:p>
            <text:p text:style-name="P4"><text:span text:style-name="T4">He helps us free from ev’ry need</text:span></text:p>
            <text:p text:style-name="P4"><text:span text:style-name="T4">That hath us now o’ertak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3" draw:text-style-name="P7" draw:layer="layout" svg:width="25.4cm" svg:height="7.011cm" svg:x="1.27cm" svg:y="0.762cm">
          <draw:text-box>
            <text:p text:style-name="P6"><text:span text:style-name="T4">The old evil foe </text:span><text:span text:style-name="T5">now means deadly woe;</text:span></text:p>
            <text:p text:style-name="P6"><text:span text:style-name="T4">Deep guile and great might</text:span></text:p>
            <text:p text:style-name="P6"><text:span text:style-name="T4">Are his dread arms in fight;</text:span></text:p>
            <text:p text:style-name="P6"><text:span text:style-name="T4">On earth is not his equa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9" draw:layer="layout" svg:width="25.4cm" svg:height="7.011cm" svg:x="1.27cm" svg:y="0.795cm">
          <draw:text-box>
            <text:p text:style-name="P8"><text:span text:style-name="T3">2. </text:span><text:span text:style-name="T4">With </text:span><text:span text:style-name="T5">might of ours can naught be done,</text:span><text:span text:style-name="T4"><text:line-break/></text:span><text:span text:style-name="T4">Soon were our loss effected;</text:span><text:span text:style-name="T4"><text:line-break/></text:span><text:span text:style-name="T4">But for us fights the valiant One,</text:span><text:span text:style-name="T4"><text:line-break/></text:span><text:span text:style-name="T4">Whom God Himself elect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3" draw:text-style-name="P11" draw:layer="layout" svg:width="25.4cm" svg:height="7.011cm" svg:x="1.291cm" svg:y="0.762cm">
          <draw:text-box>
            <text:p text:style-name="P1"><text:span text:style-name="T4">Ask ye, Who is this?</text:span><text:span text:style-name="T4"><text:line-break/></text:span><text:span text:style-name="T4">Jesus Christ it is, Of Sabaoth Lord,</text:span><text:span text:style-name="T4"><text:line-break/></text:span><text:span text:style-name="T4">And there’s none other God;</text:span><text:span text:style-name="T4"><text:line-break/></text:span><text:span text:style-name="T4">He holds the field forev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3" draw:text-style-name="P9" draw:layer="layout" svg:width="25.146cm" svg:height="7.011cm" svg:x="1.27cm" svg:y="0.849cm">
          <draw:text-box>
            <text:p text:style-name="P8"><text:span text:style-name="T3">3. </text:span><text:span text:style-name="T4">Though devils all the world should fill,</text:span><text:span text:style-name="T4"><text:line-break/></text:span><text:span text:style-name="T4">All eager to devour us,</text:span><text:span text:style-name="T4"><text:line-break/></text:span><text:span text:style-name="T4">We tremble not, we fear no ill;</text:span><text:span text:style-name="T4"><text:line-break/></text:span><text:span text:style-name="T4">They shall not overpow’r u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4" draw:text-style-name="P13" draw:layer="layout" svg:width="26.416cm" svg:height="8.701cm" svg:x="0.886cm" svg:y="0.588cm">
          <draw:text-box>
            <text:p text:style-name="P12"><text:span text:style-name="T6">This world’s prince may still</text:span></text:p>
            <text:p text:style-name="P12"><text:span text:style-name="T6">scowl fierce as he will,</text:span><text:span text:style-name="T6"><text:line-break/></text:span><text:span text:style-name="T6">He can harm us none.</text:span><text:span text:style-name="T6"><text:line-break/></text:span><text:span text:style-name="T6">He’s judged; the deed is done;</text:span><text:span text:style-name="T6"><text:line-break/></text:span><text:span text:style-name="T6">One little word can fell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3" draw:text-style-name="P9" draw:layer="layout" svg:width="25.4cm" svg:height="7.011cm" svg:x="1.25cm" svg:y="0.629cm">
          <draw:text-box>
            <text:p text:style-name="P8"><text:span text:style-name="T3">4. </text:span><text:span text:style-name="T4">The Word they still shall let remain <text:s text:c="3"/></text:span></text:p>
            <text:p text:style-name="P8"><text:span text:style-name="T4">Nor any thanks have for it;He’s by our side upon the plain <text:s text:c="3"/></text:span></text:p>
            <text:p text:style-name="P8"><text:span text:style-name="T4">With His good gifts and Spir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5" draw:text-style-name="P11" draw:layer="layout" svg:width="24.638cm" svg:height="12.918cm" svg:x="1.524cm" svg:y="0.544cm">
          <draw:text-box>
            <text:p text:style-name="P1"><text:span text:style-name="T2">And take they our life,</text:span></text:p>
            <text:p text:style-name="P1"><text:span text:style-name="T2">goods, fame, child, and wife,</text:span></text:p>
            <text:p text:style-name="P1"><text:span text:style-name="T2">Though these all be gone, <text:s text:c="3"/></text:span></text:p>
            <text:p text:style-name="P1"><text:span text:style-name="T2">Our vict’ry has been won;</text:span></text:p>
            <text:p text:style-name="P1"><text:span text:style-name="T2">The Kingdom ours remaineth.</text:span></text:p>
            <text:p text:style-name="P14"><text:span text:style-name="T4"/></text:p>
            <text:p text:style-name="P14"><text:span text:style-name="T4"><text:line-break/></text:span><text:span text:style-name="T7"> <text:s text:c="7"/></text:span><text:span text:style-name="T7">Public domain</text:span></text:p>
            <text:p text:style-name="P14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0" draw:display-name="Bitmap 10" xlink:href="Pictures/100000000000042200000253C80BFE8712ED31F2.jpg" xlink:type="simple" xlink:show="embed" xlink:actuate="onLoad"/>
    <draw:fill-image draw:name="Bitmap_20_2" draw:display-name="Bitmap 2" xlink:href="Pictures/100000000000042200000253C80BFE8712ED31F2.jpg" xlink:type="simple" xlink:show="embed" xlink:actuate="onLoad"/>
    <draw:fill-image draw:name="Bitmap_20_3" draw:display-name="Bitmap 3" xlink:href="Pictures/100000000000042200000253C80BFE8712ED31F2.jpg" xlink:type="simple" xlink:show="embed" xlink:actuate="onLoad"/>
    <draw:fill-image draw:name="Bitmap_20_4" draw:display-name="Bitmap 4" xlink:href="Pictures/100000000000042200000253C80BFE8712ED31F2.jpg" xlink:type="simple" xlink:show="embed" xlink:actuate="onLoad"/>
    <draw:fill-image draw:name="Bitmap_20_5" draw:display-name="Bitmap 5" xlink:href="Pictures/100000000000042200000253C80BFE8712ED31F2.jpg" xlink:type="simple" xlink:show="embed" xlink:actuate="onLoad"/>
    <draw:fill-image draw:name="Bitmap_20_6" draw:display-name="Bitmap 6" xlink:href="Pictures/100000000000042200000253C80BFE8712ED31F2.jpg" xlink:type="simple" xlink:show="embed" xlink:actuate="onLoad"/>
    <draw:fill-image draw:name="Bitmap_20_7" draw:display-name="Bitmap 7" xlink:href="Pictures/100000000000042200000253C80BFE8712ED31F2.jpg" xlink:type="simple" xlink:show="embed" xlink:actuate="onLoad"/>
    <draw:fill-image draw:name="Bitmap_20_8" draw:display-name="Bitmap 8" xlink:href="Pictures/100000000000042200000253C80BFE8712ED31F2.jpg" xlink:type="simple" xlink:show="embed" xlink:actuate="onLoad"/>
    <draw:fill-image draw:name="Bitmap_20_9" draw:display-name="Bitmap 9" xlink:href="Pictures/100000000000042200000253C80BFE8712ED31F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4T22:55:59.954000000</meta:creation-date>
    <dc:title>Hymn template</dc:title>
    <meta:editing-duration>PT30M30S</meta:editing-duration>
    <meta:editing-cycles>22</meta:editing-cycles>
    <meta:generator>LibreOffice/6.1.5.2$Windows_X86_64 LibreOffice_project/90f8dcf33c87b3705e78202e3df5142b201bd805</meta:generator>
    <meta:initial-creator>Arthur Hoch</meta:initial-creator>
    <dc:date>2019-03-09T11:42:50.289000000</dc:date>
    <meta:document-statistic meta:object-count="48"/>
    <meta:template xlink:type="simple" xlink:actuate="onRequest" xlink:title="Hymn template" xlink:href="../../AppData/Roaming/LibreOffice/4/user/template/Worship%20Templsates/Hymn%20template.otp" meta:date="2014-10-24T22:55:59.627000000"/>
  </office:meta>
</office:document-meta>
</file>